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 CP 44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Coefficient de fractionnement</text:p>
          </table:table-cell>
          <table:table-cell office:value-type="string" calcext:value-type="string">
            <text:p>COEF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57 1+4 (10000 par défaut)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Prix d'achat unitaire TTC</text:p>
          </table:table-cell>
          <table:table-cell office:value-type="string" calcext:value-type="string">
            <text:p>P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67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74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81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88 Compléter par « 0 » d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Montant total facturé TTC</text:p>
          </table:table-cell>
          <table:table-cell office:value-type="string" calcext:value-type="string">
            <text:p>MT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91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IC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FH</text:p>
          </table:table-cell>
          <table:table-cell office:value-type="string" calcext:value-type="string">
            <text:p>Numéro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office:value-type="string" calcext:value-type="string">
            <text:p>Type 2 CP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933cm" svg:y="10.802cm" draw:caption-point-x="-0.666cm" draw:caption-point-y="-0.45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 office:value-type="string" calcext:value-type="string">
            <text:p>Infos du RSFA, prises sur le fichier des formats PMSI distribué par l'ATI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à partir du rsface2018h.ods en rajoutant à la main les éléments manquant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23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4">00/00/0000</text:date>, <text:time style:data-style-name="N2" text:time-value="19:45:31.1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7-04T19:50:46.988000000</dc:date>
    <meta:editing-duration>PT2H36M59S</meta:editing-duration>
    <meta:editing-cycles>38</meta:editing-cycles>
    <meta:document-statistic meta:table-count="2" meta:cell-count="230" meta:object-count="0"/>
  </office:meta>
</office:document-meta>
</file>